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122">
      <style:table-cell-properties fo:border="0.06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" style:family="table-cell" style:parent-style-name="Default" style:data-style-name="N122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7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o.date_from" xlink:type="simple">date_from</text:a></text:p>
            <text:p/>
            <text:p>Date To:<text:a xlink:href="python://o.date_to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o.categ_name" xlink:type="simple">category</text:a></text:p>
            <text:p/>
            <text:p>Product: <text:a xlink:href="python://o.product_name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9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9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%20each=%22line%20in%20o.movement_line%22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open_stock" xlink:type="simple">open stock</text:a></text:p>
          </table:table-cell>
          <table:table-cell table:style-name="ce8" office:value-type="string">
            <text:p><text:a xlink:href="python://line.open_value" xlink:type="simple">open stock value</text:a></text:p>
          </table:table-cell>
          <table:table-cell table:style-name="ce8" office:value-type="string">
            <text:p><text:a xlink:href="python://line.receipt_qty" xlink:type="simple">qty</text:a></text:p>
          </table:table-cell>
          <table:table-cell table:style-name="ce8" office:value-type="string">
            <text:p><text:a xlink:href="python://line.receipt_value" xlink:type="simple">receipt</text:a></text:p>
          </table:table-cell>
          <table:table-cell table:style-name="ce8" office:value-type="string">
            <text:p><text:a xlink:href="python://line.consum_qty" xlink:type="simple">qty_out</text:a></text:p>
          </table:table-cell>
          <table:table-cell table:style-name="ce8" office:value-type="string">
            <text:p><text:a xlink:href="python://line.consum_value" xlink:type="simple">consumption</text:a></text:p>
          </table:table-cell>
          <table:table-cell table:style-name="ce8" office:value-type="string">
            <text:p><text:a xlink:href="python://line.close_stock" xlink:type="simple">closing</text:a></text:p>
          </table:table-cell>
          <table:table-cell table:style-name="ce8" office:value-type="string">
            <text:p><text:a xlink:href="python://line.close_value" xlink:type="simple">closing_value</text:a>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 LibreOffice_project/350m1$Build-2</meta:generator>
    <dc:date>2015-07-05T13:25:03</dc:date>
    <dc:creator>TrongNguyen </dc:creator>
    <meta:editing-duration>PT2H53M27S</meta:editing-duration>
    <meta:editing-cycles>60</meta:editing-cycles>
    <meta:document-statistic meta:table-count="3" meta:cell-count="29" meta:object-count="0"/>
  </office:meta>
</office:document-meta>
</file>